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025289297" calcext:value-type="float">
            <text:p>1,025289297</text:p>
          </table:table-cell>
          <table:table-cell office:value-type="float" office:value="0.5931435823" calcext:value-type="float">
            <text:p>0,5931435823</text:p>
          </table:table-cell>
          <table:table-cell office:value-type="float" office:value="0.0004959795624" calcext:value-type="float">
            <text:p>0,0004959796</text:p>
          </table:table-cell>
          <table:table-cell office:value-type="float" office:value="0.00003757420927" calcext:value-type="float">
            <text:p>3,757420927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062" calcext:value-type="float">
            <text:p>68062</text:p>
          </table:table-cell>
          <table:table-cell office:value-type="float" office:value="1.035658598" calcext:value-type="float">
            <text:p>1,035658598</text:p>
          </table:table-cell>
          <table:table-cell office:value-type="float" office:value="0.5991666913" calcext:value-type="float">
            <text:p>0,5991666913</text:p>
          </table:table-cell>
          <table:table-cell office:value-type="float" office:value="0.0005177576095" calcext:value-type="float">
            <text:p>0,0005177576</text:p>
          </table:table-cell>
          <table:table-cell office:value-type="float" office:value="0.000007503733286" calcext:value-type="float">
            <text:p>7,503733286E-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200" calcext:value-type="float">
            <text:p>68200</text:p>
          </table:table-cell>
          <table:table-cell office:value-type="float" office:value="1.119251132" calcext:value-type="float">
            <text:p>1,119251132</text:p>
          </table:table-cell>
          <table:table-cell office:value-type="float" office:value="0.5992774963" calcext:value-type="float">
            <text:p>0,5992774963</text:p>
          </table:table-cell>
          <table:table-cell office:value-type="float" office:value="0.001100810245" calcext:value-type="float">
            <text:p>0,0011008102</text:p>
          </table:table-cell>
          <table:table-cell office:value-type="float" office:value="0.000007488505162" calcext:value-type="float">
            <text:p>7,488505162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507" calcext:value-type="float">
            <text:p>68507</text:p>
          </table:table-cell>
          <table:table-cell office:value-type="float" office:value="1.129905462" calcext:value-type="float">
            <text:p>1,129905462</text:p>
          </table:table-cell>
          <table:table-cell office:value-type="float" office:value="0.5964205265" calcext:value-type="float">
            <text:p>0,5964205265</text:p>
          </table:table-cell>
          <table:table-cell office:value-type="float" office:value="0.001215112163" calcext:value-type="float">
            <text:p>0,0012151122</text:p>
          </table:table-cell>
          <table:table-cell office:value-type="float" office:value="0.000007454675597" calcext:value-type="float">
            <text:p>7,454675597E-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892" calcext:value-type="float">
            <text:p>68892</text:p>
          </table:table-cell>
          <table:table-cell office:value-type="float" office:value="1.116437078" calcext:value-type="float">
            <text:p>1,116437078</text:p>
          </table:table-cell>
          <table:table-cell office:value-type="float" office:value="0.5983591676" calcext:value-type="float">
            <text:p>0,5983591676</text:p>
          </table:table-cell>
          <table:table-cell office:value-type="float" office:value="0.001052709646" calcext:value-type="float">
            <text:p>0,0010527096</text:p>
          </table:table-cell>
          <table:table-cell office:value-type="float" office:value="0.0000148268964" calcext:value-type="float">
            <text:p>1,48268964E-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227" calcext:value-type="float">
            <text:p>69227</text:p>
          </table:table-cell>
          <table:table-cell office:value-type="float" office:value="1.020158291" calcext:value-type="float">
            <text:p>1,020158291</text:p>
          </table:table-cell>
          <table:table-cell office:value-type="float" office:value="0.5997784734" calcext:value-type="float">
            <text:p>0,5997784734</text:p>
          </table:table-cell>
          <table:table-cell office:value-type="float" office:value="0.0003393581719" calcext:value-type="float">
            <text:p>0,0003393582</text:p>
          </table:table-cell>
          <table:table-cell office:value-type="float" office:value="0.000007377351722" calcext:value-type="float">
            <text:p>7,377351722E-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324" calcext:value-type="float">
            <text:p>69324</text:p>
          </table:table-cell>
          <table:table-cell office:value-type="float" office:value="1.001544595" calcext:value-type="float">
            <text:p>1,001544595</text:p>
          </table:table-cell>
          <table:table-cell office:value-type="float" office:value="0.599124372" calcext:value-type="float">
            <text:p>0,599124372</text:p>
          </table:table-cell>
          <table:table-cell table:style-name="ce1" office:value-type="float" office:value="0.00001473383327" calcext:value-type="float">
            <text:p>1,47E-005</text:p>
          </table:table-cell>
          <table:table-cell office:value-type="float" office:value="0.000007366916634" calcext:value-type="float">
            <text:p>7,366916634E-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326" calcext:value-type="float">
            <text:p>69326</text:p>
          </table:table-cell>
          <table:table-cell office:value-type="float" office:value="1.07550621" calcext:value-type="float">
            <text:p>1,07550621</text:p>
          </table:table-cell>
          <table:table-cell office:value-type="float" office:value="0.5994969606" calcext:value-type="float">
            <text:p>0,5994969606</text:p>
          </table:table-cell>
          <table:table-cell office:value-type="float" office:value="0.0005451357574" calcext:value-type="float">
            <text:p>0,0005451358</text:p>
          </table:table-cell>
          <table:table-cell office:value-type="float" office:value="0.00000736669972" calcext:value-type="float">
            <text:p>7,36669972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579" calcext:value-type="float">
            <text:p>69579</text:p>
          </table:table-cell>
          <table:table-cell office:value-type="float" office:value="1.192623973" calcext:value-type="float">
            <text:p>1,192623973</text:p>
          </table:table-cell>
          <table:table-cell office:value-type="float" office:value="0.5994254947" calcext:value-type="float">
            <text:p>0,5994254947</text:p>
          </table:table-cell>
          <table:table-cell office:value-type="float" office:value="0.0006679291255" calcext:value-type="float">
            <text:p>0,0006679291</text:p>
          </table:table-cell>
          <table:table-cell office:value-type="float" office:value="0.00000733988054" calcext:value-type="float">
            <text:p>7,33988054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917" calcext:value-type="float">
            <text:p>69917</text:p>
          </table:table-cell>
          <table:table-cell office:value-type="float" office:value="1.152898312" calcext:value-type="float">
            <text:p>1,152898312</text:p>
          </table:table-cell>
          <table:table-cell office:value-type="float" office:value="0.5992366672" calcext:value-type="float">
            <text:p>0,5992366672</text:p>
          </table:table-cell>
          <table:table-cell office:value-type="float" office:value="0.0004090069269" calcext:value-type="float">
            <text:p>0,0004090069</text:p>
          </table:table-cell>
          <table:table-cell office:value-type="float" office:value="0.000007303694929" calcext:value-type="float">
            <text:p>7,303694929E-006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0869272948" calcext:value-type="float">
            <text:p>1,0869272948</text:p>
          </table:table-cell>
          <table:table-cell table:formula="of:=AVERAGE([.D2:.D11])" office:value-type="float" office:value="0.59834294319" calcext:value-type="float">
            <text:p>0,5983429432</text:p>
          </table:table-cell>
          <table:table-cell table:formula="of:=AVERAGE([.E2:.E11])" office:value-type="float" office:value="0.000635853304087" calcext:value-type="float">
            <text:p>0,0006358533</text:p>
          </table:table-cell>
          <table:table-cell table:formula="of:=AVERAGE([.F2:.F11])" office:value-type="float" office:value="0.000011160256326" calcext:value-type="float">
            <text:p>1,1160256326E-005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23:09:09.590586214</meta:creation-date>
    <dc:date>2014-01-27T23:12:24.372044937</dc:date>
    <meta:editing-duration>P0D</meta:editing-duration>
    <meta:editing-cycles>1</meta:editing-cycles>
    <meta:document-statistic meta:table-count="1" meta:cell-count="70" meta:object-count="0"/>
    <meta:generator>LibreOffice/4.1.4.2$Linux_X86_64 LibreOffice_project/410m0$Build-2</meta:generator>
  </office:meta>
</office:document-meta>
</file>